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Arrow" draw:marker-end-width="0.229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635cm" fo:padding-top="0cm" fo:padding-bottom="0cm" fo:padding-left="0cm" fo:padding-right="0cm"/>
    </style:style>
    <style:style style:name="gr5" style:family="graphic" style:parent-style-name="standard">
      <style:graphic-properties draw:stroke="dash" draw:stroke-dash="_32__20_Dots_20_1_20_Dash" draw:marker-end="Arrow" draw:marker-end-width="0.229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509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92cm" fo:padding-top="0cm" fo:padding-bottom="0cm" fo:padding-left="0cm" fo:padding-right="0cm"/>
    </style:style>
    <style:style style:name="gr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solid" draw:fill-color="#ff808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_20_concave" draw:marker-end-width="0.194cm" draw:fill="solid" draw:fill-color="#9966cc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fill="solid" draw:fill-color="#9966cc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9" style:family="paragraph">
      <style:paragraph-properties fo:margin-left="0cm" fo:margin-right="0cm" fo:text-indent="0cm"/>
      <style:text-properties fo:font-size="11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/>
    </style:style>
    <style:style style:name="T5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436cm" svg:height="2.54cm" svg:x="2.27cm" svg:y="2.905cm">
          <text:p text:style-name="P2"/>
        </draw:rect>
        <draw:rect draw:style-name="gr2" draw:text-style-name="P1" draw:layer="layout" svg:width="2.54cm" svg:height="1.27cm" svg:x="2.94cm" svg:y="3.505cm" draw:corner-radius="0.203cm">
          <text:p text:style-name="P2"/>
        </draw:rect>
        <draw:line draw:style-name="gr3" draw:text-style-name="P1" draw:layer="layout" svg:x1="1.335cm" svg:y1="4.175cm" svg:x2="2.905cm" svg:y2="4.175cm">
          <text:p text:style-name="P2"/>
        </draw:line>
        <draw:frame draw:style-name="gr4" draw:text-style-name="P3" draw:layer="layout" svg:width="1.09cm" svg:height="0.635cm" svg:x="1.133cm" svg:y="3.64cm">
          <draw:text-box>
            <text:p text:style-name="P2"><text:span text:style-name="T1">Event</text:span></text:p>
          </draw:text-box>
        </draw:frame>
        <draw:frame draw:style-name="gr4" draw:text-style-name="P4" draw:layer="layout" svg:width="1.882cm" svg:height="0.635cm" svg:x="3.272cm" svg:y="3.94cm">
          <draw:text-box>
            <text:p text:style-name="P2"><text:span text:style-name="T2">Consume?</text:span></text:p>
          </draw:text-box>
        </draw:frame>
        <draw:frame draw:style-name="gr4" draw:text-style-name="P5" draw:layer="layout" svg:width="5.251cm" svg:height="0.635cm" svg:x="14.514cm" svg:y="2.292cm">
          <draw:text-box>
            <text:p text:style-name="P2"><text:span text:style-name="T3">Event Listener on Entity</text:span></text:p>
          </draw:text-box>
        </draw:frame>
        <draw:rect draw:style-name="gr2" draw:text-style-name="P1" draw:layer="layout" svg:width="2.54cm" svg:height="1.27cm" svg:x="6.34cm" svg:y="3.505cm" draw:corner-radius="0.203cm">
          <text:p text:style-name="P2"/>
        </draw:rect>
        <draw:frame draw:style-name="gr4" draw:text-style-name="P7" draw:layer="layout" svg:width="2.233cm" svg:height="0.899cm" svg:x="6.499cm" svg:y="3.74cm">
          <draw:text-box>
            <text:p text:style-name="P6"><text:span text:style-name="T2">Propagate to</text:span></text:p>
            <text:p text:style-name="P6"><text:span text:style-name="T2">Parent?</text:span></text:p>
          </draw:text-box>
        </draw:frame>
        <draw:line draw:style-name="gr5" draw:text-style-name="P1" draw:layer="layout" svg:x1="7.598cm" svg:y1="3.491cm" svg:x2="7.596cm" svg:y2="2.084cm">
          <text:p text:style-name="P2"/>
        </draw:line>
        <draw:rect draw:style-name="gr2" draw:text-style-name="P1" draw:layer="layout" svg:width="2.54cm" svg:height="1.27cm" svg:x="9.796cm" svg:y="3.505cm" draw:corner-radius="0.203cm">
          <text:p text:style-name="P2"/>
        </draw:rect>
        <draw:frame draw:style-name="gr4" draw:text-style-name="P7" draw:layer="layout" svg:width="1.797cm" svg:height="0.899cm" svg:x="10.173cm" svg:y="3.74cm">
          <draw:text-box>
            <text:p text:style-name="P6"><text:span text:style-name="T2">Propagate</text:span></text:p>
            <text:p text:style-name="P6"><text:span text:style-name="T2">Under?</text:span></text:p>
          </draw:text-box>
        </draw:frame>
        <draw:line draw:style-name="gr5" draw:text-style-name="P1" draw:layer="layout" svg:x1="11.082cm" svg:y1="4.811cm" svg:x2="11.085cm" svg:y2="5.96cm">
          <text:p text:style-name="P2"/>
        </draw:line>
        <draw:rect draw:style-name="gr2" draw:text-style-name="P1" draw:layer="layout" svg:width="2.54cm" svg:height="1.27cm" svg:x="13.197cm" svg:y="3.505cm" draw:corner-radius="0.203cm">
          <text:p text:style-name="P2"/>
        </draw:rect>
        <draw:frame draw:style-name="gr6" draw:text-style-name="P8" draw:layer="layout" svg:width="1.581cm" svg:height="0.509cm" svg:x="13.704cm" svg:y="3.918cm">
          <draw:text-box>
            <text:p text:style-name="P6"><text:span text:style-name="T2">Compute</text:span></text:p>
          </draw:text-box>
        </draw:frame>
        <draw:rect draw:style-name="gr2" draw:text-style-name="P1" draw:layer="layout" svg:width="2.54cm" svg:height="1.27cm" svg:x="16.64cm" svg:y="3.505cm" draw:corner-radius="0.203cm">
          <text:p text:style-name="P2"/>
        </draw:rect>
        <draw:frame draw:style-name="gr7" draw:text-style-name="P8" draw:layer="layout" svg:width="1.344cm" svg:height="0.492cm" svg:x="17.242cm" svg:y="3.914cm">
          <draw:text-box>
            <text:p text:style-name="P6"><text:span text:style-name="T2">Commit</text:span></text:p>
          </draw:text-box>
        </draw:frame>
        <draw:line draw:style-name="gr3" draw:text-style-name="P1" draw:layer="layout" svg:x1="5.478cm" svg:y1="4.175cm" svg:x2="6.359cm" svg:y2="4.167cm">
          <text:p text:style-name="P2"/>
        </draw:line>
        <draw:line draw:style-name="gr3" draw:text-style-name="P1" draw:layer="layout" svg:x1="8.879cm" svg:y1="4.175cm" svg:x2="9.76cm" svg:y2="4.167cm">
          <text:p text:style-name="P2"/>
        </draw:line>
        <draw:line draw:style-name="gr3" draw:text-style-name="P1" draw:layer="layout" svg:x1="12.301cm" svg:y1="4.175cm" svg:x2="13.182cm" svg:y2="4.167cm">
          <text:p text:style-name="P2"/>
        </draw:line>
        <draw:line draw:style-name="gr3" draw:text-style-name="P1" draw:layer="layout" svg:x1="15.702cm" svg:y1="4.175cm" svg:x2="16.583cm" svg:y2="4.167cm">
          <text:p text:style-name="P2"/>
        </draw:line>
        <draw:custom-shape draw:style-name="gr8" draw:text-style-name="P1" draw:layer="layout" svg:width="1.041cm" svg:height="0.889cm" svg:x="5.426cm" svg:y="11.69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9" draw:text-style-name="P1" draw:layer="layout" svg:width="3.212cm" svg:height="3.17cm" svg:x="2.257cm" svg:y="11.784cm">
          <text:p text:style-name="P2"/>
        </draw:rect>
        <draw:custom-shape draw:style-name="gr10" draw:text-style-name="P1" draw:layer="layout" svg:width="2.496cm" svg:height="2.279cm" svg:x="4.666cm" svg:y="10.938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1.15cm" svg:height="1.062cm" svg:x="7.701cm" svg:y="9.64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" draw:layer="layout" svg:x1="4.423cm" svg:y1="13.555cm" svg:x2="4.162cm" svg:y2="13.208cm">
          <text:p text:style-name="P2"/>
        </draw:line>
        <draw:line draw:style-name="gr13" draw:text-style-name="P1" draw:layer="layout" svg:x1="3.777cm" svg:y1="13.477cm" svg:x2="8.074cm" svg:y2="10.395cm">
          <text:p text:style-name="P2"/>
        </draw:line>
        <draw:frame draw:style-name="gr14" draw:text-style-name="P9" draw:layer="layout" svg:width="1.389cm" svg:height="0.478cm" svg:x="2.292cm" svg:y="11.328cm">
          <draw:text-box>
            <text:p text:style-name="P2"><text:span text:style-name="T4">Display</text:span></text:p>
          </draw:text-box>
        </draw:frame>
        <draw:frame draw:style-name="gr14" draw:text-style-name="P10" draw:layer="layout" svg:width="1.245cm" svg:height="0.478cm" svg:x="3.964cm" svg:y="13.628cm">
          <draw:text-box>
            <text:p text:style-name="P2"><text:span text:style-name="T5">Pointer</text:span></text:p>
          </draw:text-box>
        </draw:frame>
        <draw:frame draw:style-name="gr14" draw:text-style-name="P10" draw:layer="layout" svg:width="1.534cm" svg:height="0.478cm" svg:x="7.481cm" svg:y="10.829cm">
          <draw:text-box>
            <text:p text:style-name="P2"><text:span text:style-name="T5">Pick Ray</text:span></text:p>
          </draw:text-box>
        </draw:frame>
        <draw:frame draw:style-name="gr14" draw:text-style-name="P10" draw:layer="layout" svg:width="0.455cm" svg:height="0.478cm" svg:x="5.995cm" svg:y="12.23cm">
          <draw:text-box>
            <text:p text:style-name="P2"><text:span text:style-name="T5">A</text:span></text:p>
          </draw:text-box>
        </draw:frame>
        <draw:frame draw:style-name="gr14" draw:text-style-name="P10" draw:layer="layout" svg:width="0.455cm" svg:height="0.478cm" svg:x="6.296cm" svg:y="12.83cm">
          <draw:text-box>
            <text:p text:style-name="P2"><text:span text:style-name="T5">B</text:span></text:p>
          </draw:text-box>
        </draw:frame>
        <draw:frame draw:style-name="gr14" draw:text-style-name="P10" draw:layer="layout" svg:width="0.455cm" svg:height="0.478cm" svg:x="8.335cm" svg:y="10.355cm">
          <draw:text-box>
            <text:p text:style-name="P2"><text:span text:style-name="T5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0-15T11:48:19</meta:creation-date>
    <dc:date>2008-10-16T11:59:45</dc:date>
    <dc:language>en-US</dc:language>
    <meta:editing-cycles>8</meta:editing-cycles>
    <meta:editing-duration>PT53M2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